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KacstArt" svg:font-family="KacstArt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15b3" officeooo:paragraph-rsid="000a15b3"/>
    </style:style>
    <style:style style:name="P2" style:family="paragraph" style:parent-style-name="Standard">
      <style:text-properties style:font-name="KacstArt" fo:font-size="11pt" fo:font-weight="bold" officeooo:rsid="000a15b3" officeooo:paragraph-rsid="000a15b3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KacstArt" fo:font-size="11pt" officeooo:rsid="000a15b3" officeooo:paragraph-rsid="000a15b3" style:font-size-asian="11pt" style:font-size-complex="11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22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hell</text:p>
      <text:p text:style-name="P3">Shell jest najniższą powłoką interfejsu użytkownika, typową dla systemówuniksowych.</text:p>
      <text:p text:style-name="P3">Jest to część systemu odpowiedzialna zapodstawową interakcję z użytkownikiem.</text:p>
      <text:p text:style-name="P3">Każdy z shelli musi implementowaćpodstawową liczbę komend wymaganychprzez standard.</text:p>
      <text:p text:style-name="P3">Najczęściej każdy z nich usprawnia standard przez rozszerzenie liczby poleceń.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KacstArt" svg:font-family="KacstArt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8:09:05.694990971</meta:creation-date>
    <dc:date>2019-10-05T18:11:40.995388169</dc:date>
    <meta:editing-duration>PT2M3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8" meta:character-count="326" meta:non-whitespace-character-count="293"/>
  </office:meta>
</office:document-meta>
</file>